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RW Chancery L" svg:font-family="'URW Chancery L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RW Chancery L" fo:font-size="28pt" fo:font-style="italic" style:text-underline-style="none" fo:font-weight="normal" officeooo:rsid="000d7fea" officeooo:paragraph-rsid="000d7fea" fo:background-color="transparent" style:font-size-asian="24.5pt" style:font-style-asian="italic" style:font-weight-asian="normal" style:font-size-complex="28pt" style:font-style-complex="italic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URW Chancery L" fo:font-size="28pt" fo:font-style="normal" style:text-underline-style="none" fo:font-weight="normal" officeooo:rsid="000d7fea" officeooo:paragraph-rsid="000d7fea" fo:background-color="transparent" style:font-size-asian="24.5pt" style:font-style-asian="normal" style:font-weight-asian="normal" style:font-size-complex="28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RW Chancery L" fo:font-size="32pt" fo:font-style="italic" style:text-underline-style="none" fo:font-weight="bold" officeooo:rsid="000d7fea" officeooo:paragraph-rsid="000d7fea" fo:background-color="transparent" style:font-size-asian="32pt" style:font-style-asian="italic" style:font-weight-asian="bold" style:font-size-complex="32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entury Schoolbook L" fo:font-size="28pt" fo:font-style="italic" style:text-underline-style="none" fo:font-weight="normal" officeooo:rsid="000fdfba" officeooo:paragraph-rsid="000fdfba" fo:background-color="transparent" style:font-size-asian="24.5pt" style:font-style-asian="italic" style:font-weight-asian="normal" style:font-size-complex="28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entury Schoolbook L" fo:font-size="24pt" fo:font-style="italic" style:text-underline-style="none" fo:font-weight="normal" officeooo:rsid="0011748b" officeooo:paragraph-rsid="0011748b" fo:background-color="transparent" style:font-size-asian="21pt" style:font-style-asian="italic" style:font-weight-asian="normal" style:font-size-complex="24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entury Schoolbook L" fo:font-size="22pt" fo:font-style="italic" style:text-underline-style="none" fo:font-weight="normal" officeooo:rsid="000e9404" officeooo:paragraph-rsid="000e9404" fo:background-color="transparent" style:font-size-asian="22pt" style:font-style-asian="italic" style:font-weight-asian="normal" style:font-size-complex="2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entury Schoolbook L" fo:font-size="22pt" fo:font-style="italic" style:text-underline-style="none" fo:font-weight="normal" officeooo:rsid="0011748b" officeooo:paragraph-rsid="0011748b" fo:background-color="transparent" style:font-size-asian="19.25pt" style:font-style-asian="italic" style:font-weight-asian="normal" style:font-size-complex="2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entury Schoolbook L" fo:font-size="22pt" fo:font-style="italic" style:text-underline-style="none" fo:font-weight="bold" officeooo:rsid="000e9404" officeooo:paragraph-rsid="000e9404" fo:background-color="transparent" style:font-size-asian="22pt" style:font-style-asian="italic" style:font-weight-asian="bold" style:font-size-complex="22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entury Schoolbook L" fo:font-size="26pt" fo:font-style="italic" style:text-underline-style="none" fo:font-weight="normal" officeooo:rsid="000fdfba" officeooo:paragraph-rsid="000fdfba" fo:background-color="transparent" style:font-size-asian="26pt" style:font-style-asian="italic" style:font-weight-asian="normal" style:font-size-complex="26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entury Schoolbook L" fo:font-size="26pt" fo:font-style="italic" style:text-underline-style="none" fo:font-weight="normal" officeooo:rsid="000fdfba" officeooo:paragraph-rsid="000fdfba" fo:background-color="transparent" style:font-size-asian="22.75pt" style:font-style-asian="italic" style:font-weight-asian="normal" style:font-size-complex="26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RW Chancery L" fo:font-size="36pt" fo:font-style="italic" style:text-underline-style="none" fo:font-weight="bold" officeooo:rsid="000fdfba" officeooo:paragraph-rsid="000fdfba" fo:background-color="transparent" style:font-size-asian="36pt" style:font-style-asian="italic" style:font-weight-asian="bold" style:font-size-complex="36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URW Chancery L" fo:font-size="32pt" fo:font-style="italic" style:text-underline-style="none" fo:font-weight="bold" officeooo:rsid="0011748b" officeooo:paragraph-rsid="0011748b" fo:background-color="transparent" style:font-size-asian="32pt" style:font-style-asian="italic" style:font-weight-asian="bold" style:font-size-complex="32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entury Schoolbook L" fo:font-size="24pt" fo:font-style="italic" style:text-underline-style="none" fo:font-weight="normal" officeooo:rsid="000d7fea" officeooo:paragraph-rsid="000d7fea" fo:background-color="transparent" style:font-size-asian="21pt" style:font-style-asian="italic" style:font-weight-asian="normal" style:font-size-complex="24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entury Schoolbook L" fo:font-size="24pt" fo:font-style="italic" style:text-underline-style="none" fo:font-weight="normal" officeooo:rsid="001161de" officeooo:paragraph-rsid="001161de" fo:background-color="transparent" style:font-size-asian="21pt" style:font-style-asian="italic" style:font-weight-asian="normal" style:font-size-complex="24pt" style:font-style-complex="italic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Century Schoolbook L" fo:font-size="24pt" fo:font-style="italic" style:text-underline-style="solid" style:text-underline-width="auto" style:text-underline-color="font-color" fo:font-weight="normal" officeooo:rsid="000d7fea" officeooo:paragraph-rsid="000d7fea" fo:background-color="transparent" style:font-size-asian="21pt" style:font-style-asian="italic" style:font-weight-asian="normal" style:font-size-complex="24pt" style:font-style-complex="italic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990066" style:font-name="URW Chancery L" fo:font-size="54pt" style:text-underline-style="solid" style:text-underline-width="auto" style:text-underline-color="font-color" fo:font-weight="bold" officeooo:rsid="001161de" officeooo:paragraph-rsid="001161de" fo:background-color="transparent" style:font-size-asian="54pt" style:font-weight-asian="bold" style:font-size-complex="54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990066" fo:font-size="24pt" fo:font-weight="bold" officeooo:rsid="001161de" officeooo:paragraph-rsid="001161de" fo:background-color="transparent" style:font-size-asian="24pt" style:font-weight-asian="bold" style:font-size-complex="24pt" style:font-weight-complex="bold"/>
    </style:style>
    <style:style style:name="P18" style:family="paragraph" style:parent-style-name="Standard">
      <style:paragraph-properties fo:text-align="start" style:justify-single-word="false"/>
      <style:text-properties officeooo:paragraph-rsid="000e9404" fo:background-color="transparent"/>
    </style:style>
    <style:style style:name="P1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Century Schoolbook L" fo:font-size="22pt" fo:font-style="italic" style:text-underline-style="none" fo:font-weight="normal" officeooo:rsid="000e9404" officeooo:paragraph-rsid="000e9404" fo:background-color="transparent" style:font-size-asian="22pt" style:font-style-asian="italic" style:font-weight-asian="normal" style:font-size-complex="22pt" style:font-style-complex="italic" style:font-weight-complex="normal"/>
    </style:style>
    <style:style style:name="T1" style:family="text">
      <style:text-properties style:font-name="Century Schoolbook L" fo:font-size="22pt" officeooo:rsid="000e9404" style:font-size-asian="22pt" style:font-size-complex="22pt"/>
    </style:style>
    <style:style style:name="T2" style:family="text">
      <style:text-properties style:font-name="Century Schoolbook L" fo:font-size="22pt" fo:font-style="italic" style:text-underline-style="none" fo:font-weight="normal" officeooo:rsid="000e9404" style:font-size-asian="22pt" style:font-style-asian="italic" style:font-weight-asian="normal" style:font-size-complex="22pt" style:font-style-complex="italic" style:font-weight-complex="normal"/>
    </style:style>
    <style:style style:name="T3" style:family="text">
      <style:text-properties style:font-name="URW Chancery L" fo:font-size="28pt" style:font-size-asian="28pt" style:font-size-complex="28pt"/>
    </style:style>
    <style:style style:name="T4" style:family="text">
      <style:text-properties officeooo:rsid="0011748b"/>
    </style:style>
    <style:style style:name="T5" style:family="text">
      <style:text-properties officeooo:rsid="00129dc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Documentation on:</text:p>
      <text:p text:style-name="P16"><text:span text:style-name="T5">D</text:span>ESIRED CASTLE</text:p>
      <text:p text:style-name="P15"/>
      <text:p text:style-name="P13">The following pages lay out the <text:s/>guidelines for writing this project. These will help to facilitate managing the documentation associated with the project.</text:p>
      <text:p text:style-name="P2"/>
      <text:p text:style-name="P3">Overview :-</text:p>
      <text:p text:style-name="P1"><text:s/><text:span text:style-name="T1">This project binder should include the following items in the ordered list:</text:span></text:p>
      <text:p text:style-name="P19">1.Login and Logout Pages.</text:p>
      <text:p text:style-name="P18"><text:span text:style-name="T2">2.Table of Contents</text:span></text:p>
      <text:p text:style-name="P6">3.References</text:p>
      <text:p text:style-name="P6"/>
      <text:p text:style-name="P8"><text:span text:style-name="T3">Main Sections:</text:span></text:p>
      <text:p text:style-name="P6">1.Project Execution</text:p>
      <text:p text:style-name="P6">2.Requirements</text:p>
      <text:p text:style-name="P6">3.Analysis</text:p>
      <text:p text:style-name="P6">4.Implementation</text:p>
      <text:p text:style-name="P6">5.Test Documentation</text:p>
      <text:p text:style-name="P11"><text:soft-page-break/>Scope:</text:p>
      <text:p text:style-name="P9">The Scope of this Documentation is to say that,What topics we were willing</text:p>
      <text:p text:style-name="P4">to cover.</text:p>
      <text:p text:style-name="P10">Availability:1.For Girls</text:p>
      <text:p text:style-name="P4"><text:tab/><text:tab/><text:tab/><text:tab/> 2.For Boys</text:p>
      <text:p text:style-name="P4"><text:tab/><text:tab/><text:tab/> <text:s text:c="4"/>3.For Families</text:p>
      <text:p text:style-name="P14">There are Furnitured and Semi-furnitured houses available.</text:p>
      <text:p text:style-name="P14">Houses of dimensions 7 feet by 10 feet with 1BHK and 12feet by 12 feet with 2BHK,<text:span text:style-name="T4">3BHK</text:span> and also houses with dimensions of 60feet by 84 feet are available here.</text:p>
      <text:p text:style-name="P7">Required contact details of house owner will be provided , if necessary.</text:p>
      <text:p text:style-name="P12">Technologies:</text:p>
      <text:p text:style-name="P5">We will use technologies in 'Python' like:</text:p>
      <text:p text:style-name="P5"><text:s/>“HTML”: For insertion of images of houses.</text:p>
      <text:p text:style-name="P5">“DATA BASES”: For insertion of tables. </text:p>
      <text:p text:style-name="P15"><text:soft-page-break/></text:p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RW Chancery L" svg:font-family="'URW Chancery L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6:59:33.948893457</meta:creation-date>
    <dc:date>2019-05-09T19:05:54.103476367</dc:date>
    <meta:editing-duration>P0D</meta:editing-duration>
    <meta:editing-cycles>2</meta:editing-cycles>
    <meta:generator>LibreOffice/4.2.7.2$Linux_x86 LibreOffice_project/420m0$Build-2</meta:generator>
    <meta:document-statistic meta:table-count="0" meta:image-count="0" meta:object-count="0" meta:page-count="3" meta:paragraph-count="27" meta:word-count="150" meta:character-count="997" meta:non-whitespace-character-count="857"/>
  </office:meta>
</office:document-meta>
</file>